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4C000001F1E18E8037.png" manifest:media-type="image/png"/>
  <manifest:file-entry manifest:full-path="Pictures/100002010000015100000203846B3B86.png" manifest:media-type="image/png"/>
  <manifest:file-entry manifest:full-path="Pictures/100002010000014C000001E2F82120F3.png" manifest:media-type="image/png"/>
  <manifest:file-entry manifest:full-path="Pictures/100002010000014C000001EFBE08F851.png" manifest:media-type="image/png"/>
  <manifest:file-entry manifest:full-path="Pictures/100002010000014B000001CFDE58F0E7.png" manifest:media-type="image/png"/>
  <manifest:file-entry manifest:full-path="Pictures/10000201000000D900000140882BB3A3.png" manifest:media-type="image/png"/>
  <manifest:file-entry manifest:full-path="Pictures/100002010000014E000001E670C2C03B.png" manifest:media-type="image/png"/>
  <manifest:file-entry manifest:full-path="Pictures/100002010000014D000001FD872677B4.png" manifest:media-type="image/png"/>
  <manifest:file-entry manifest:full-path="Pictures/1000020100000136000001C29CC17B16.png" manifest:media-type="image/png"/>
  <manifest:file-entry manifest:full-path="Pictures/100002010000014D000001D87711F89C.png" manifest:media-type="image/png"/>
  <manifest:file-entry manifest:full-path="Pictures/1000020100000137000001AE380F4511.png" manifest:media-type="image/png"/>
  <manifest:file-entry manifest:full-path="Pictures/100002010000014C000001F0F0C686E7.png" manifest:media-type="image/png"/>
  <manifest:file-entry manifest:full-path="Pictures/100002010000014B000001FA748D7374.png" manifest:media-type="image/png"/>
  <manifest:file-entry manifest:full-path="Pictures/100002010000014F000001F5F5342C2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4cm" svg:height="8.5cm" svg:x="1cm" svg:y="1.1cm">
          <draw:image xlink:href="Pictures/100002010000014F000001F5F5342C29.png" xlink:type="simple" xlink:show="embed" xlink:actuate="onLoad">
            <text:p/>
          </draw:image>
        </draw:frame>
        <draw:frame draw:style-name="gr1" draw:text-style-name="P1" draw:layer="layout" svg:width="5.4cm" svg:height="8.5cm" svg:x="6.7cm" svg:y="1.1cm">
          <draw:image xlink:href="Pictures/100002010000014B000001FA748D7374.png" xlink:type="simple" xlink:show="embed" xlink:actuate="onLoad">
            <text:p/>
          </draw:image>
        </draw:frame>
        <draw:frame draw:style-name="gr1" draw:text-style-name="P1" draw:layer="layout" svg:width="5.4cm" svg:height="8.5cm" svg:x="12.4cm" svg:y="1.1cm">
          <draw:image xlink:href="Pictures/1000020100000137000001AE380F4511.png" xlink:type="simple" xlink:show="embed" xlink:actuate="onLoad">
            <text:p/>
          </draw:image>
        </draw:frame>
        <draw:frame draw:style-name="gr1" draw:text-style-name="P1" draw:layer="layout" svg:width="5.4cm" svg:height="8.5cm" svg:x="18.1cm" svg:y="1.1cm">
          <draw:image xlink:href="Pictures/1000020100000136000001C29CC17B16.png" xlink:type="simple" xlink:show="embed" xlink:actuate="onLoad">
            <text:p/>
          </draw:image>
        </draw:frame>
        <draw:frame draw:style-name="gr1" draw:text-style-name="P1" draw:layer="layout" svg:width="5.4cm" svg:height="8.5cm" svg:x="1cm" svg:y="10cm">
          <draw:image xlink:href="Pictures/10000201000000D900000140882BB3A3.png" xlink:type="simple" xlink:show="embed" xlink:actuate="onLoad">
            <text:p/>
          </draw:image>
        </draw:frame>
        <draw:frame draw:style-name="gr1" draw:text-style-name="P1" draw:layer="layout" svg:width="5.4cm" svg:height="8.5cm" svg:x="6.69cm" svg:y="10.032cm">
          <draw:image xlink:href="Pictures/100002010000014D000001FD872677B4.png" xlink:type="simple" xlink:show="embed" xlink:actuate="onLoad">
            <text:p/>
          </draw:image>
        </draw:frame>
        <draw:frame draw:style-name="gr1" draw:text-style-name="P1" draw:layer="layout" svg:width="5.4cm" svg:height="8.5cm" svg:x="12.4cm" svg:y="10cm">
          <draw:image xlink:href="Pictures/100002010000014C000001EFBE08F851.png" xlink:type="simple" xlink:show="embed" xlink:actuate="onLoad">
            <text:p/>
          </draw:image>
        </draw:frame>
        <draw:frame draw:style-name="gr1" draw:text-style-name="P1" draw:layer="layout" svg:width="5.4cm" svg:height="8.5cm" svg:x="18.063cm" svg:y="10.041cm">
          <draw:image xlink:href="Pictures/100002010000014E000001E670C2C03B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5.4cm" svg:height="8.5cm" svg:x="1cm" svg:y="1cm">
          <draw:image xlink:href="Pictures/100002010000014C000001E2F82120F3.png" xlink:type="simple" xlink:show="embed" xlink:actuate="onLoad">
            <text:p/>
          </draw:image>
        </draw:frame>
        <draw:frame draw:style-name="gr1" draw:text-style-name="P1" draw:layer="layout" svg:width="5.4cm" svg:height="8.5cm" svg:x="6.684cm" svg:y="1cm">
          <draw:image xlink:href="Pictures/100002010000015100000203846B3B86.png" xlink:type="simple" xlink:show="embed" xlink:actuate="onLoad">
            <text:p/>
          </draw:image>
        </draw:frame>
        <draw:frame draw:style-name="gr1" draw:text-style-name="P1" draw:layer="layout" svg:width="5.4cm" svg:height="8.5cm" svg:x="12.343cm" svg:y="1.05cm">
          <draw:image xlink:href="Pictures/100002010000014B000001CFDE58F0E7.png" xlink:type="simple" xlink:show="embed" xlink:actuate="onLoad">
            <text:p/>
          </draw:image>
        </draw:frame>
        <draw:frame draw:style-name="gr1" draw:text-style-name="P1" draw:layer="layout" svg:width="5.4cm" svg:height="8.5cm" svg:x="17.99cm" svg:y="1.011cm">
          <draw:image xlink:href="Pictures/100002010000014D000001D87711F89C.png" xlink:type="simple" xlink:show="embed" xlink:actuate="onLoad">
            <text:p/>
          </draw:image>
        </draw:frame>
        <draw:frame draw:style-name="gr1" draw:text-style-name="P1" draw:layer="layout" svg:width="5.4cm" svg:height="8.5cm" svg:x="1.016cm" svg:y="9.9cm">
          <draw:image xlink:href="Pictures/100002010000014C000001F0F0C686E7.png" xlink:type="simple" xlink:show="embed" xlink:actuate="onLoad">
            <text:p/>
          </draw:image>
        </draw:frame>
        <draw:frame draw:style-name="gr1" draw:text-style-name="P1" draw:layer="layout" svg:width="5.4cm" svg:height="8.5cm" svg:x="6.7cm" svg:y="9.9cm">
          <draw:image xlink:href="Pictures/100002010000014C000001F1E18E803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30T11:42:14.697000000</meta:creation-date>
    <meta:print-date>2015-05-30T12:15:14.557000000</meta:print-date>
    <dc:date>2015-05-30T13:04:20.487000000</dc:date>
    <meta:editing-duration>PT6M23S</meta:editing-duration>
    <meta:editing-cycles>1</meta:editing-cycles>
    <meta:document-statistic meta:object-count="14"/>
    <meta:generator>LibreOffice/4.2.2.1$Windows_x86 LibreOffice_project/3be8cda0bddd8e430d8cda1ebfd581265cca5a0f</meta:generator>
  </office:meta>
</office:document-meta>
</file>